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Gothic" svg:font-family="'Century Gothic', Futura, Sans-Serif"/>
    <style:font-face style:name="Tahoma1" svg:font-family="Tahoma"/>
    <style:font-face style:name="Verdana1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1.84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588cm" style:rel-column-width="12211*"/>
    </style:style>
    <style:style style:name="Table141.B" style:family="table-column">
      <style:table-column-properties style:column-width="4.65cm" style:rel-column-width="35766*"/>
    </style:style>
    <style:style style:name="Table141.C" style:family="table-column">
      <style:table-column-properties style:column-width="2.282cm" style:rel-column-width="17558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1.614cm" style:rel-column-width="12415*"/>
    </style:style>
    <style:style style:name="Table142.B" style:family="table-column">
      <style:table-column-properties style:column-width="4.623cm" style:rel-column-width="35562*"/>
    </style:style>
    <style:style style:name="Table142.C" style:family="table-column">
      <style:table-column-properties style:column-width="2.282cm" style:rel-column-width="17558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365*"/>
    </style:style>
    <style:style style:name="Table173.B" style:family="table-column">
      <style:table-column-properties style:column-width="4.419cm" style:rel-column-width="2505*"/>
    </style:style>
    <style:style style:name="Table173.C" style:family="table-column">
      <style:table-column-properties style:column-width="2.173cm" style:rel-column-width="1232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"/>
    </style:style>
    <style:style style:name="P2" style:family="paragraph" style:parent-style-name="Frame_20_contents">
      <style:paragraph-properties fo:margin-top="0cm" fo:margin-bottom="0cm"/>
      <style:text-properties style:font-name="Verdana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" fo:font-size="16pt" style:font-size-asian="16pt" style:font-size-complex="16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" fo:font-size="3pt" style:font-size-asian="3pt" style:font-size-complex="3pt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style:font-size-asian="8pt" style:font-size-complex="8pt"/>
    </style:style>
    <style:style style:name="P20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text-properties style:text-underline-style="none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7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" fo:font-size="7pt" style:font-size-asian="7pt" style:font-size-complex="7pt"/>
    </style:style>
    <style:style style:name="P28" style:family="paragraph" style:parent-style-name="Sender">
      <style:text-properties fo:font-style="normal" style:font-style-asian="normal" style:font-style-complex="normal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master-page-name="Standard">
      <style:paragraph-properties style:page-number="1"/>
    </style:style>
    <style:style style:name="P31" style:family="paragraph" style:parent-style-name="Text_20_body">
      <style:paragraph-properties fo:margin-top="0cm" fo:margin-bottom="0cm" fo:text-align="center" style:justify-single-word="false"/>
      <style:text-properties style:font-name="Verdana1" fo:font-size="6pt" style:font-size-asian="7pt" style:font-size-complex="7pt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35" style:family="paragraph" style:parent-style-name="Frame_20_contents">
      <style:paragraph-properties fo:margin-top="0cm" fo:margin-bottom="0cm"/>
      <style:text-properties style:font-name="Verdana"/>
    </style:style>
    <style:style style:name="P36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P37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38" style:family="paragraph" style:parent-style-name="Frame_20_contents">
      <style:paragraph-properties fo:margin-top="0cm" fo:margin-bottom="0cm" fo:text-align="end" style:justify-single-word="false"/>
      <style:text-properties style:font-name="Verdana" fo:font-size="14pt" style:font-size-asian="14pt" style:font-size-complex="14pt"/>
    </style:style>
    <style:style style:name="P39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40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41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42" style:family="paragraph" style:parent-style-name="Fram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43" style:family="paragraph" style:parent-style-name="Frame_20_contents">
      <style:paragraph-properties fo:margin-top="0cm" fo:margin-bottom="0cm" fo:text-align="center" style:justify-single-word="false"/>
      <style:text-properties style:font-name="Verdana" fo:font-size="12pt" style:font-size-asian="12pt" style:font-size-complex="12pt"/>
    </style:style>
    <style:style style:name="P44" style:family="paragraph" style:parent-style-name="Frame_20_contents">
      <style:paragraph-properties fo:margin-top="0cm" fo:margin-bottom="0cm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"/>
    </style:style>
    <style:style style:name="T6" style:family="text">
      <style:text-properties style:font-name="Verdana" fo:font-size="14pt" style:font-size-asian="14pt" style:font-size-complex="14pt"/>
    </style:style>
    <style:style style:name="T7" style:family="text">
      <style:text-properties style:font-name="Verdana" fo:font-size="6pt" fo:font-style="italic" style:font-size-asian="6pt" style:font-style-asian="italic" style:font-size-complex="6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8" style:family="text">
      <style:text-properties fo:font-style="italic"/>
    </style:style>
    <style:style style:name="T19" style:family="text">
      <style:text-properties fo:font-size="6pt"/>
    </style:style>
    <style:style style:name="T20" style:family="text">
      <style:text-properties style:font-size-asian="6pt"/>
    </style:style>
    <style:style style:name="T21" style:family="text">
      <style:text-properties style:font-style-asian="italic"/>
    </style:style>
    <style:style style:name="T22" style:family="text">
      <style:text-properties style:font-size-complex="6pt"/>
    </style:style>
    <style:style style:name="T23" style:family="text">
      <style:text-properties style:font-style-complex="italic"/>
    </style:style>
    <style:style style:name="T24" style:family="text">
      <style:text-properties style:font-name="Verdana"/>
    </style:style>
    <style:style style:name="T25" style:family="text">
      <style:text-properties style:font-name="Verdana" fo:font-size="6pt" style:font-size-asian="6pt" style:font-size-complex="6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5">(members ) </text:p>
                <text:p text:style-name="P16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popping</text:p>
                <text:p text:style-name="P11">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5">(members <text:s/>member price rounded up to nearest nickel) </text:p>
                <text:p text:style-name="P16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8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5"/>
                <text:p text:style-name="P16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5"/>
                <text:p text:style-name="P16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5"><text:s/></text:p>
                <text:p text:style-name="P16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5"/>
                <text:p text:style-name="P16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5"><text:s/></text:p>
                <text:p text:style-name="P16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5">(members $2.15) </text:p>
                <text:p text:style-name="P16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5"><text:s/></text:p>
                <text:p text:style-name="P16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5"><text:s/></text:p>
                <text:p text:style-name="P16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5"><text:s/></text:p>
                <text:p text:style-name="P16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5"/>
                <text:p text:style-name="P16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5"/>
                <text:p text:style-name="P16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5"/>
                <text:p text:style-name="P16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5"/>
                <text:p text:style-name="P16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5"><text:s/></text:p>
                <text:p text:style-name="P16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5"/>
                <text:p text:style-name="P16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5">(members $0.00) </text:p>
                <text:p text:style-name="P16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5"/>
                <text:p text:style-name="P16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5"/>
                <text:p text:style-name="P16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5"><text:s/></text:p>
                <text:p text:style-name="P16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5"/>
                <text:p text:style-name="P16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5"/>
                <text:p text:style-name="P16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5"><text:s/></text:p>
                <text:p text:style-name="P16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5">(members $0.00) </text:p>
                <text:p text:style-name="P16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5"><text:s/></text:p>
                <text:p text:style-name="P21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5"><text:s/></text:p>
                <text:p text:style-name="P16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5"/>
                <text:p text:style-name="P16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5"/>
                <text:p text:style-name="P16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5"/>
                <text:p text:style-name="P16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5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5"><text:s/></text:p>
                <text:p text:style-name="P16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5"><text:s/></text:p>
                <text:p text:style-name="P16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5"/>
                <text:p text:style-name="P16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5"/>
                <text:p text:style-name="P16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5"><text:s/></text:p>
                <text:p text:style-name="P16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19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5"><text:s/></text:p>
                <text:p text:style-name="P20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5"/>
                <text:p text:style-name="P16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5"/>
                <text:p text:style-name="P16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5"/>
                <text:p text:style-name="P16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5"/>
                <text:p text:style-name="P16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 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5"/>
                <text:p text:style-name="P16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5"/>
                <text:p text:style-name="P16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5">(members $0.00) </text:p>
                <text:p text:style-name="P16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5"/>
                <text:p text:style-name="P16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5"/>
                <text:p text:style-name="P16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5"/>
                <text:p text:style-name="P16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6">Couscou</text:span><text:span text:style-name="T6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5"><text:s/></text:p>
                <text:p text:style-name="P16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5"/>
                <text:p text:style-name="P16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5"><text:s/></text:p>
                <text:p text:style-name="P16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5"/>
                <text:p text:style-name="P16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5"/>
                <text:p text:style-name="P16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5"/>
                <text:p text:style-name="P16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5"><text:s/></text:p>
                <text:p text:style-name="P16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5"><text:s/></text:p>
                <text:p text:style-name="P16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5"><text:s/></text:p>
                <text:p text:style-name="P16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5"/>
                <text:p text:style-name="P16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6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5"><text:s/></text:p>
                <text:p text:style-name="P16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5"/>
                <text:p text:style-name="P16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5"/>
                <text:p text:style-name="P16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5"/>
                <text:p text:style-name="P16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5"><text:s/></text:p>
                <text:p text:style-name="P16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44"><text:span text:style-name="T7">also open Saturdays at the Halifax Seaport Market </text:span><text:span text:style-name="T25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5"/>
                <text:p text:style-name="P16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5"/>
                <text:p text:style-name="P16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5">(members $2.75) </text:p>
                <text:p text:style-name="P16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5"><text:s/></text:p>
                <text:p text:style-name="P16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5">(members $1.80) </text:p>
                <text:p text:style-name="P16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5"><text:s/></text:p>
                <text:p text:style-name="P16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5"><text:s/></text:p>
                <text:p text:style-name="P16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5"><text:s/></text:p>
                <text:p text:style-name="P16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5"/>
                <text:p text:style-name="P16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7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5"/>
                <text:p text:style-name="P16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5">(members $0.85) </text:p>
                <text:p text:style-name="P16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5">(members $2.80) </text:p>
                <text:p text:style-name="P16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5"/>
                <text:p text:style-name="P16">http://thegrainery.ca</text:p>
              </table:table-cell>
              <table:table-cell table:style-name="Table78.C3" office:value-type="string">
                <text:p text:style-name="P9">$1.90 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5"/>
                <text:p text:style-name="P16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5">(members $2.50) </text:p>
                <text:p text:style-name="P16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5"><text:s/></text:p>
                <text:p text:style-name="P16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5">(members $0.00) </text:p>
                <text:p text:style-name="P16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5">(members $3.05) </text:p>
                <text:p text:style-name="P16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5">(members $6.10) </text:p>
                <text:p text:style-name="P16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5">(members $3.90) </text:p>
                <text:p text:style-name="P16">http://thegrainery.ca</text:p>
              </table:table-cell>
              <table:table-cell table:style-name="Table85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5"/>
                <text:p text:style-name="P16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5">(members $6.25) </text:p>
                <text:p text:style-name="P16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5"/>
                <text:p text:style-name="P16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5">(members $5.20) </text:p>
                <text:p text:style-name="P16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5">(members $0.00) </text:p>
                <text:p text:style-name="P16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5">(members $0.00) </text:p>
                <text:p text:style-name="P16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5"><text:s/></text:p>
                <text:p text:style-name="P16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5"><text:s/></text:p>
                <text:p text:style-name="P16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5"/>
                <text:p text:style-name="P16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5">(members $2.90) </text:p>
                <text:p text:style-name="P16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5">(members $1.70) </text:p>
                <text:p text:style-name="P16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5">(members $1.15) </text:p>
                <text:p text:style-name="P16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5">(members $2.95) </text:p>
                <text:p text:style-name="P16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5">(members $1.95) </text:p>
                <text:p text:style-name="P16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19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7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6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5">(members $0.00) </text:p>
                <text:p text:style-name="P16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5">(members $5.65) </text:p>
                <text:p text:style-name="P16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5">(members $6.00) </text:p>
                <text:p text:style-name="P16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5">(members $5.85) </text:p>
                <text:p text:style-name="P16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5">(members $6.25) </text:p>
                <text:p text:style-name="P16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5">(members $4.25) </text:p>
                <text:p text:style-name="P16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Macaroni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454g</text:p>
              </table:table-cell>
              <table:table-cell table:style-name="Table109.A1" office:value-type="string">
                <text:p text:style-name="P15"><text:s/></text:p>
                <text:p text:style-name="P16">http://thegrainery.ca</text:p>
              </table:table-cell>
              <table:table-cell table:style-name="Table109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5">(members $3.70) </text:p>
                <text:p text:style-name="P16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454g</text:p>
              </table:table-cell>
              <table:table-cell table:style-name="Table111.A1" office:value-type="string">
                <text:p text:style-name="P15"/>
                <text:p text:style-name="P16">http://thegrainery.ca</text:p>
              </table:table-cell>
              <table:table-cell table:style-name="Table111.C3" office:value-type="currency" office:currency="US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5"/>
                <text:p text:style-name="P16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5">(members ) </text:p>
                <text:p text:style-name="P16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5">(members ) </text:p>
                <text:p text:style-name="P16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5">(members ) </text:p>
                <text:p text:style-name="P16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5">(members $0.00) </text:p>
                <text:p text:style-name="P16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5">(members $9.05) </text:p>
                <text:p text:style-name="P16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5">(members $14.00) </text:p>
                <text:p text:style-name="P16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5">(members $13.85) </text:p>
                <text:p text:style-name="P16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5">(members $11.65) </text:p>
                <text:p text:style-name="P16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5">(members $11.65) </text:p>
                <text:p text:style-name="P16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5">(members $7.95) </text:p>
                <text:p text:style-name="P16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5">(members $0.00) </text:p>
                <text:p text:style-name="P16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5">(members $0.00) </text:p>
                <text:p text:style-name="P16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5">(members $3.95) </text:p>
                <text:p text:style-name="P16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5"/>
                <text:p text:style-name="P16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5">(members $1.20) </text:p>
                <text:p text:style-name="P16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5">(members $6.00) </text:p>
                <text:p text:style-name="P16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Speerville Imported Organic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5"/>
                <text:p text:style-name="P16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5">(members $2.40) </text:p>
                <text:p text:style-name="P16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6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5">(members #DIV/0!) </text:p>
                <text:p text:style-name="P16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5">(members $5.20) </text:p>
                <text:p text:style-name="P16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5">(members #DIV/0!) </text:p>
                <text:p text:style-name="P16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5"/>
                <text:p text:style-name="P16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1 lb</text:p>
              </table:table-cell>
              <table:table-cell table:style-name="Table136.A1" office:value-type="string">
                <text:p text:style-name="P15"><text:s/></text:p>
                <text:p text:style-name="P16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5"><text:s/></text:p>
                <text:p text:style-name="P16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5">(members #DIV/0!) </text:p>
                <text:p text:style-name="P16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5"><text:s/></text:p>
                <text:p text:style-name="P16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5">(members #DIV/0!) </text:p>
                <text:p text:style-name="P16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30g</text:p>
              </table:table-cell>
              <table:table-cell table:style-name="Table141.A1" office:value-type="string">
                <text:p text:style-name="P15"><text:s/></text:p>
                <text:p text:style-name="P16">http://thegrainery.ca</text:p>
              </table:table-cell>
              <table:table-cell table:style-name="Table141.C3" office:value-type="string">
                <text:p text:style-name="P9"><text:span text:style-name="T9">$8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10g</text:p>
              </table:table-cell>
              <table:table-cell table:style-name="Table142.A1" office:value-type="string">
                <text:p text:style-name="P15"><text:s/></text:p>
                <text:p text:style-name="P16">http://thegrainery.ca</text:p>
              </table:table-cell>
              <table:table-cell table:style-name="Table142.C3" office:value-type="string">
                <text:p text:style-name="P9"><text:span text:style-name="T9">$3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6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5">(members $0.00) </text:p>
                <text:p text:style-name="P16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6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5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5"><text:s/></text:p>
                <text:p text:style-name="P16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5"><text:s/></text:p>
                <text:p text:style-name="P16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5">(members $3.65) </text:p>
                <text:p text:style-name="P16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5">(members $0.00) </text:p>
                <text:p text:style-name="P16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5">(members $0.00) </text:p>
                <text:p text:style-name="P16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5"/>
                <text:p text:style-name="P16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5">(members $0.00) </text:p>
                <text:p text:style-name="P16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5">(members $3.30) </text:p>
                <text:p text:style-name="P16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5">(members $3.50) </text:p>
                <text:p text:style-name="P16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5">(members $3.50) </text:p>
                <text:p text:style-name="P16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5">(members $3.60) </text:p>
                <text:p text:style-name="P16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5">(members $0.00) </text:p>
                <text:p text:style-name="P16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5"/>
                <text:p text:style-name="P16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5"/>
                <text:p text:style-name="P16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7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5"/>
                <text:p text:style-name="P16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5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5"/>
                <text:p text:style-name="P16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5">(members $0.00) </text:p>
                <text:p text:style-name="P16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5">(members $0.00) </text:p>
                <text:p text:style-name="P16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5">(members $0.00) </text:p>
                <text:p text:style-name="P16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5">(members $0.00) </text:p>
                <text:p text:style-name="P16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5"><text:s/></text:p>
                <text:p text:style-name="P16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29"/>
      <text:p text:style-name="P30"/>
      <text:p text:style-name="Standard"><text:soft-page-break/><text:tab/></text:p>
      <text:p text:style-name="P24"><text:tab/>GRAINERY PRE_ORDERS</text:p>
      <text:p text:style-name="P23"><text:tab/>http://thegrainery.ca/preorders</text:p>
      <text:p text:style-name="P23"/>
      <text:p text:style-name="Sender"><text:tab/><text:span text:style-name="T15">Andrea Johnson 422-6919</text:span><text:span text:style-name="T16"> <text:s/></text:span><text:span text:style-name="T15"><text:line-break/> <text:tab/>2.27kg Millet</text:span></text:p>
      <text:p text:style-name="P28"><text:tab/><text:tab/><text:tab/><text:tab/>$23.93 <text:s text:c="3"/></text:p>
      <text:p text:style-name="P23"><text:soft-page-break/></text:p>
      <text:p text:style-name="P30"/>
      <text:p text:style-name="P26"><text:soft-page-break/>Deb VanTriet<text:line-break/>Andrew Parker</text:p>
      <text:p text:style-name="P26">Marla MacLeod<text:line-break/><text:span text:style-name="T10"> PRE-ORDERS</text:span></text:p>
      <text:p text:style-name="P30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ext:soft-page-break/>
        <table:table-row table:style-name="Table175.1">
          <table:table-cell table:style-name="Table175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5"/>
            <text:p text:style-name="P16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7">This delicious large kidney-shaped heritage bean with its soft skin is</text:span></text:p>
            <text:p text:style-name="P25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5"/>
            <text:p text:style-name="P16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5"><text:s/></text:p>
            <text:p text:style-name="P16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Flakes</text:p>
      <text:p text:style-name="Standard"/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5"/>
            <text:p text:style-name="P16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0"/>
      <text:p text:style-name="P3"><text:soft-page-break/>2385 Agricola St., Halifax, Nova Scotia <text:s text:c="32"/>(902) 446-3301</text:p>
      <text:p text:style-name="P4">The Grainery Food Co-op</text:p>
      <text:p text:style-name="P44"><text:span text:style-name="T7">also open Saturdays at the Halifax Seaport Market </text:span><text:span text:style-name="T25">1209, Marginal Road</text:span> </text:p>
      <text:p text:style-name="P5">Naosap Harvest 100% Certified Organic </text:p>
      <text:p text:style-name="P10">Northern Manitoba Wild Rice</text:p>
      <text:p text:style-name="P3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16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0"/>
      <text:p text:style-name="P3"><text:soft-page-break/>2385 Agricola St., Halifax, Nova Scotia <text:s text:c="32"/>(902) 446-3301</text:p>
      <text:p text:style-name="P4">The Grainery Food Co-op</text:p>
      <text:p text:style-name="P44"><text:span text:style-name="T7">also open Saturdays at the Halifax Seaport Market </text:span><text:span text:style-name="T25">1209, Marginal Road</text:span> </text:p>
      <text:p text:style-name="P5">Naosap Harvest 100% Certified Organic </text:p>
      <text:p text:style-name="P10">Northern Manitoba Wild Rice</text:p>
      <text:p text:style-name="P3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16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New Found Oatmeal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Standard"/>
      <text:p text:style-name="Standard"/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P22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/>
      <text:p text:style-name="P30"/>
      <text:p text:style-name="Standard"/>
      <text:p text:style-name="Standard"/>
      <text:p text:style-name="P30"/>
      <text:p text:style-name="Standard"/>
      <text:p text:style-name="P3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Gothic" svg:font-family="'Century Gothic', Futura, Sans-Serif"/>
    <style:font-face style:name="Tahoma1" svg:font-family="Tahoma"/>
    <style:font-face style:name="Verdana1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0-08T17:24:18.91</dc:date>
    <dc:creator>2385 Agricola Grainery Food Coop</dc:creator>
    <meta:editing-duration>PT636H22M10S</meta:editing-duration>
    <meta:editing-cycles>199</meta:editing-cycles>
    <meta:generator>OpenOffice.org/3.2$Win32 OpenOffice.org_project/320m12$Build-9483</meta:generator>
    <meta:printed-by>2385 Agricola Grainery Food Coop</meta:printed-by>
    <meta:print-date>2010-10-08T17:19:29.41</meta:print-date>
    <meta:document-statistic meta:table-count="175" meta:image-count="0" meta:object-count="0" meta:page-count="343" meta:paragraph-count="1636" meta:word-count="8075" meta:character-count="58630"/>
    <meta:user-defined meta:name="Info 1"/>
    <meta:user-defined meta:name="Info 2"/>
    <meta:user-defined meta:name="Info 3"/>
    <meta:user-defined meta:name="Info 4"/>
  </office:meta>
</office:document-meta>
</file>